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LTAspect.prepareConfiguration( Properties configu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SLTAspect.getStylesheetURI( PreparedConfiguration config , Layout lay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eparedConfiguration.takeValues( PreparedConfiguration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LTAspect.setXsltParameters( Map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Aspect.getParameterValue( Map . 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Aspect.toSAX( RendererAspectContext rendererContext , Layout layout , ContentHandler handl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XSLTAspect.setXsltProcessor( XSLTProcessor xslt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LTAspect.setSourceResolver( Sour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